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wareCacheManagerProxy.getCach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wareCacheManagerProxy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wareCacheManagerProxy.setTargetCacheManager( CacheManager target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ManagerProxy.TransactionAwareCacheManagerProxy( CacheManager target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wareCacheManagerProxy.TransactionAwareCacheManager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wareCacheManagerProxy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